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idden node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training_epochs</text:p>
          </table:table-cell>
          <table:table-cell office:value-type="string" calcext:value-type="string">
            <text:p>divide rat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y model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541666666667" calcext:value-type="float">
            <text:p>0.5416666667</text:p>
          </table:table-cell>
          <table:table-cell office:value-type="float" office:value="0.742857142857" calcext:value-type="float">
            <text:p>0.7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.485436893204" calcext:value-type="float">
            <text:p>0.4854368932</text:p>
          </table:table-cell>
          <table:table-cell office:value-type="float" office:value="0.612903225806" calcext:value-type="float">
            <text:p>0.6129032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4:53:06.391301238</meta:creation-date>
    <dc:date>2017-06-13T15:08:04.262733874</dc:date>
    <meta:editing-duration>PT14M58S</meta:editing-duration>
    <meta:editing-cycles>9</meta:editing-cycles>
    <meta:generator>LibreOffice/5.1.6.2$Linux_X86_64 LibreOffice_project/10m0$Build-2</meta:generator>
    <meta:document-statistic meta:table-count="1" meta:cell-count="21" meta:object-count="0"/>
  </office:meta>
</office:document-meta>
</file>